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oll.no</text:p>
          </table:table-cell>
          <table:table-cell office:value-type="string">
            <text:p>peerreviewed marks</text:p>
          </table:table-cell>
        </table:table-row>
        <table:table-row table:style-name="ro1">
          <table:table-cell office:value-type="string">
            <text:p>rahul</text:p>
          </table:table-cell>
          <table:table-cell office:value-type="float" office:value="110050023">
            <text:p>1100500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andeep</text:p>
          </table:table-cell>
          <table:table-cell office:value-type="float" office:value="110260028">
            <text:p>1102600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reetham</text:p>
          </table:table-cell>
          <table:table-cell office:value-type="float" office:value="110050073">
            <text:p>110050073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string">
            <text:p>parth</text:p>
          </table:table-cell>
          <table:table-cell office:value-type="float" office:value="110040068">
            <text:p>110040068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string">
            <text:p>payal</text:p>
          </table:table-cell>
          <table:table-cell office:value-type="float" office:value="115090008">
            <text:p>115090008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string">
            <text:p>prateek</text:p>
          </table:table-cell>
          <table:table-cell office:value-type="float" office:value="110040118">
            <text:p>1100401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deep</text:p>
          </table:table-cell>
          <table:table-cell office:value-type="float" office:value="110010033">
            <text:p>110010033</text:p>
          </table:table-cell>
          <table:table-cell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2">12/11/2011</text:date>, <text:time>20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stel2 </meta:initial-creator>
    <meta:creation-date>2011-11-12T20:38:10</meta:creation-date>
    <dc:date>2011-11-12T20:40:28</dc:date>
    <dc:creator>hostel2 </dc:creator>
    <meta:editing-duration>PT00H02M19S</meta:editing-duration>
    <meta:editing-cycles>1</meta:editing-cycles>
    <meta:document-statistic meta:table-count="3" meta:cell-count="24" meta:object-count="0"/>
    <meta:generator>OpenOffice.org/3.2$Linux OpenOffice.org_project/320m19$Build-9505</meta:generator>
  </office:meta>
</office:document-meta>
</file>